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RequestScope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RequestScopeMap.PortletRequestScopeMap( Port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Scope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RequestScope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RequestScopeMap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RequestScope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RequestScope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Scope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RequestScope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RequestScope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Scope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Scope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Scope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RequestScopeMap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RequestScope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letRequestScopeMap.containsValue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